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ea052" officeooo:paragraph-rsid="001ea052"/>
    </style:style>
    <style:style style:name="P2" style:family="paragraph" style:parent-style-name="Standard">
      <style:text-properties officeooo:rsid="001ea052" officeooo:paragraph-rsid="001fe303"/>
    </style:style>
    <style:style style:name="P3" style:family="paragraph" style:parent-style-name="Standard">
      <style:text-properties officeooo:rsid="00215319" officeooo:paragraph-rsid="00215319"/>
    </style:style>
    <style:style style:name="P4" style:family="paragraph" style:parent-style-name="Standard">
      <style:text-properties officeooo:rsid="001ea052" officeooo:paragraph-rsid="001fe303"/>
    </style:style>
    <style:style style:name="P5" style:family="paragraph" style:parent-style-name="Standard">
      <style:text-properties officeooo:rsid="0024b8ec" officeooo:paragraph-rsid="0024b8ec"/>
    </style:style>
    <style:style style:name="T1" style:family="text">
      <style:text-properties officeooo:rsid="001fe3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P1">用region设置键盘布局</text:p>
      <text:p text:style-name="P1"/>
      <text:p text:style-name="P1">在后台输入vpd -s <text:s/>region=xx　　（ｘx）为准备设成的region值</text:p>
      <text:p text:style-name="P1">用vpd -l　看一下设置是否正确</text:p>
      <text:p text:style-name="P1"/>
      <text:p text:style-name="P1">使设置生效的方法：</text:p>
      <text:p text:style-name="P1"/>
      <text:p text:style-name="P1">１．返回用户界面，登录谷歌账号，在设置里用powerwash执行，完毕后右下角会提示当前键盘语言，和后台一致表示生效</text:p>
      <text:p text:style-name="P1">　　在recovery <text:s/>/test　image下测试均可行</text:p>
      <text:p text:style-name="P1">２．切换开发者使region生效</text:p>
      <text:p text:style-name="P1">　在test上尝试,从dev 切到normal和从normal切到dev，region均未生效</text:p>
      <text:p text:style-name="P2">　在recovery上，从dev 切到normal,<text:span text:style-name="T1">region值能生效</text:span></text:p>
      <text:p text:style-name="P2"/>
      <text:p text:style-name="P2"/>
      <text:p text:style-name="P5">region值生效后登录账号后，系统语言会随着账号同步，但键盘布局还是和region一致，并不会随着账号被同步</text:p>
      <text:p text:style-name="P2"/>
      <text:p text:style-name="P2"/>
      <text:p text:style-name="P2"/>
      <text:p text:style-name="P3">【注意】工厂镜像中修改region　会影响生成的hwid值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1:28:46.731200818</meta:creation-date>
    <meta:generator>LibreOffice/4.2.8.2$Linux_X86_64 LibreOffice_project/420m0$Build-2</meta:generator>
    <dc:date>2018-02-06T17:19:12.483669338</dc:date>
    <meta:editing-duration>PT6S</meta:editing-duration>
    <meta:editing-cycles>6</meta:editing-cycles>
    <meta:document-statistic meta:table-count="0" meta:image-count="0" meta:object-count="0" meta:page-count="1" meta:paragraph-count="12" meta:word-count="221" meta:character-count="352" meta:non-whitespace-character-count="334"/>
  </office:meta>
</office:document-meta>
</file>